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enlo" svg:font-family="Menlo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style:text-properties fo:color="#a9b7c6" style:font-name="DejaVu Sans Mono" fo:font-size="9pt" officeooo:paragraph-rsid="0008a032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DejaVu Sans Mono" fo:font-size="9pt" fo:font-weight="bold"/>
    </style:style>
    <style:style style:name="P5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a9b7c6" style:font-name="Menlo" fo:font-size="9pt" fo:letter-spacing="normal" fo:font-style="normal" fo:font-weight="normal"/>
    </style:style>
    <style:style style:name="P6" style:family="paragraph" style:parent-style-name="Preformatted_20_Text">
      <style:text-properties fo:font-variant="normal" fo:text-transform="none" fo:color="#a9b7c6" style:font-name="Menlo" fo:font-size="9pt" fo:letter-spacing="normal" fo:font-style="normal" fo:font-weight="normal" officeooo:paragraph-rsid="0008a032"/>
    </style:style>
    <style:style style:name="P7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a9b7c6" fo:letter-spacing="normal"/>
    </style:style>
    <style:style style:name="P8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808080" style:font-name="Menlo" fo:font-size="9pt" fo:letter-spacing="normal" fo:font-style="normal" fo:font-weight="normal"/>
    </style:style>
    <style:style style:name="P9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cc7832" style:font-name="Menlo" fo:font-size="9pt" fo:letter-spacing="normal" fo:font-style="normal" fo:font-weight="bold"/>
    </style:style>
    <style:style style:name="P10" style:family="paragraph" style:parent-style-name="Preformatted_20_Text">
      <loext:graphic-properties draw:fill="solid" draw:fill-color="#2b2b2b" draw:opacity="100%"/>
      <style:paragraph-properties fo:orphans="2" fo:widows="2" fo:background-color="#2b2b2b"/>
      <style:text-properties fo:font-variant="normal" fo:text-transform="none" fo:color="#cc7832" fo:letter-spacing="normal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orphans="2" fo:widows="2" fo:background-color="#2b2b2b"/>
      <style:text-properties fo:font-variant="normal" fo:text-transform="none" fo:color="#a9b7c6" fo:letter-spacing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212121" style:font-name="sans-serif" fo:font-size="9.75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sans-serif" fo:font-size="9.75pt" fo:letter-spacing="normal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sans-serif" fo:font-size="9.75pt" fo:letter-spacing="normal" fo:font-style="normal" fo:font-weight="normal" officeooo:paragraph-rsid="00072ea5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sans-serif" fo:font-size="9.75pt" fo:letter-spacing="normal" fo:font-style="normal" fo:font-weight="normal" officeooo:rsid="00072ea5" officeooo:paragraph-rsid="00072ea5"/>
    </style:style>
    <style:style style:name="P17" style:family="paragraph" style:parent-style-name="Text_20_body">
      <style:text-properties officeooo:rsid="00072ea5" officeooo:paragraph-rsid="00072ea5"/>
    </style:style>
    <style:style style:name="P18" style:family="paragraph" style:parent-style-name="Heading_20_1">
      <style:text-properties officeooo:rsid="00072ea5" officeooo:paragraph-rsid="00072ea5"/>
    </style:style>
    <style:style style:name="P19" style:family="paragraph" style:parent-style-name="Heading_20_1">
      <style:text-properties officeooo:rsid="0008a032" officeooo:paragraph-rsid="0008a032"/>
    </style:style>
    <style:style style:name="T1" style:family="text">
      <style:text-properties fo:color="#cc7832"/>
    </style:style>
    <style:style style:name="T2" style:family="text">
      <style:text-properties fo:color="#cc7832" fo:font-weight="bold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style:font-name="DejaVu Sans Mono" fo:font-size="9pt" fo:font-weight="bold"/>
    </style:style>
    <style:style style:name="T5" style:family="text">
      <style:text-properties fo:color="#cc7832" style:font-name="Menlo" fo:font-size="9pt" fo:font-style="normal" fo:font-weight="bold"/>
    </style:style>
    <style:style style:name="T6" style:family="text">
      <style:text-properties fo:color="#cc7832" style:font-name="Menlo" fo:font-size="9pt" fo:font-style="normal" fo:font-weight="normal"/>
    </style:style>
    <style:style style:name="T7" style:family="text">
      <style:text-properties fo:color="#ffc66d"/>
    </style:style>
    <style:style style:name="T8" style:family="text">
      <style:text-properties fo:color="#ffc66d" fo:font-style="italic"/>
    </style:style>
    <style:style style:name="T9" style:family="text">
      <style:text-properties fo:color="#ffc66d" style:font-name="DejaVu Sans Mono" fo:font-size="9pt"/>
    </style:style>
    <style:style style:name="T10" style:family="text">
      <style:text-properties fo:color="#ffc66d" style:font-name="DejaVu Sans Mono" fo:font-size="9pt" fo:font-style="italic"/>
    </style:style>
    <style:style style:name="T11" style:family="text">
      <style:text-properties fo:color="#ffc66d" style:font-name="Menlo" fo:font-size="9pt" fo:font-style="normal" fo:font-weight="normal"/>
    </style:style>
    <style:style style:name="T12" style:family="text">
      <style:text-properties fo:color="#ffc66d" style:font-name="Menlo" fo:font-size="9pt" fo:font-style="italic" fo:font-weight="normal"/>
    </style:style>
    <style:style style:name="T13" style:family="text">
      <style:text-properties style:font-name="DejaVu Sans Mono" fo:font-size="9pt"/>
    </style:style>
    <style:style style:name="T14" style:family="text">
      <style:text-properties fo:color="#9876aa"/>
    </style:style>
    <style:style style:name="T15" style:family="text">
      <style:text-properties fo:color="#9876aa" style:font-name="DejaVu Sans Mono" fo:font-size="9pt"/>
    </style:style>
    <style:style style:name="T16" style:family="text">
      <style:text-properties fo:color="#9876aa" style:font-name="Menlo" fo:font-size="9pt" fo:font-style="normal" fo:font-weight="normal"/>
    </style:style>
    <style:style style:name="T17" style:family="text">
      <style:text-properties fo:color="#6897bb"/>
    </style:style>
    <style:style style:name="T18" style:family="text">
      <style:text-properties fo:color="#6897bb" style:font-name="DejaVu Sans Mono" fo:font-size="9pt"/>
    </style:style>
    <style:style style:name="T19" style:family="text">
      <style:text-properties fo:color="#6897bb" style:font-name="Menlo" fo:font-size="9pt" fo:font-style="normal" fo:font-weight="normal"/>
    </style:style>
    <style:style style:name="T20" style:family="text">
      <style:text-properties style:font-name="Menlo" fo:font-size="9pt" fo:font-style="normal" fo:font-weight="bold"/>
    </style:style>
    <style:style style:name="T21" style:family="text">
      <style:text-properties style:font-name="Menlo" fo:font-size="9pt" fo:font-style="normal" fo:font-weight="normal"/>
    </style:style>
    <style:style style:name="T22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Code for Connected Components</text:h>
      <text:p text:style-name="P2"><text:bookmark-start text:name="__DdeLink__3_1767283788"/><text:span text:style-name="T2">DROP PROCEDURE </text:span><text:span text:style-name="T8">connected_components</text:span></text:p>
      <text:p text:style-name="P1"><text:span text:style-name="T2">CREATE PROCEDURE </text:span><text:span text:style-name="T8">connected_components</text:span></text:p>
      <text:p text:style-name="P4">AS BEGIN</text:p>
      <text:p text:style-name="P3"><text:span text:style-name="T1"><text:s text:c="2"/></text:span><text:span text:style-name="T4">SELECT </text:span><text:span text:style-name="T9">*</text:span></text:p>
      <text:p text:style-name="P3"><text:span text:style-name="T7"><text:s text:c="6"/></text:span><text:span text:style-name="T4">INTO </text:span><text:span text:style-name="T13">#temp_edges</text:span></text:p>
      <text:p text:style-name="P3"><text:s text:c="2"/><text:span text:style-name="T4">FROM </text:span><text:span text:style-name="T13">edges</text:span></text:p>
      <text:p text:style-name="P3"><text:s text:c="2"/><text:span text:style-name="T4">INSERT INTO </text:span><text:span text:style-name="T13">#temp_edges</text:span></text:p>
      <text:p text:style-name="P3"><text:s text:c="2"/><text:span text:style-name="T4">SELECT </text:span><text:span text:style-name="T13">citedPaperID</text:span><text:span text:style-name="T3">, </text:span><text:span text:style-name="T13">paperID</text:span></text:p>
      <text:p text:style-name="P3"><text:s text:c="2"/><text:span text:style-name="T4">FROM </text:span><text:span text:style-name="T13">#temp_edges</text:span></text:p>
      <text:p text:style-name="P3"><text:s text:c="2"/><text:span text:style-name="T4">SELECT </text:span><text:span text:style-name="T9">*</text:span></text:p>
      <text:p text:style-name="P3"><text:span text:style-name="T7"><text:s text:c="6"/></text:span><text:span text:style-name="T4">INTO </text:span><text:span text:style-name="T13">#temp_nodes</text:span></text:p>
      <text:p text:style-name="P3"><text:s text:c="2"/><text:span text:style-name="T4">FROM </text:span><text:span text:style-name="T13">nodes</text:span></text:p>
      <text:p text:style-name="P3"><text:s text:c="2"/><text:span text:style-name="T4">CREATE TABLE </text:span><text:span text:style-name="T13">#nodes_visited (</text:span></text:p>
      <text:p text:style-name="P3"><text:s text:c="4"/><text:span text:style-name="T15">paperID </text:span><text:span text:style-name="T4">INTEGER</text:span><text:span text:style-name="T3">,</text:span></text:p>
      <text:p text:style-name="P3"><text:span text:style-name="T1"><text:s text:c="4"/></text:span><text:span text:style-name="T15">componentNum </text:span><text:span text:style-name="T4">INTEGER</text:span><text:span text:style-name="T13">)</text:span><text:span text:style-name="T3">;</text:span></text:p>
      <text:p text:style-name="P3"><text:span text:style-name="T1"><text:s text:c="2"/></text:span><text:span text:style-name="T4">CREATE <text:s/>TABLE <text:s/></text:span><text:span text:style-name="T13">#curr_comp (</text:span><text:span text:style-name="T15">paperID <text:s/></text:span><text:span text:style-name="T4">INTEGER</text:span><text:span text:style-name="T13">)</text:span><text:span text:style-name="T3">;</text:span></text:p>
      <text:p text:style-name="P3"><text:span text:style-name="T1"><text:s text:c="2"/></text:span><text:span text:style-name="T4">DECLARE </text:span><text:span text:style-name="T13">@comp_num </text:span><text:span text:style-name="T4">INTEGER</text:span><text:span text:style-name="T3">;</text:span></text:p>
      <text:p text:style-name="P3"><text:span text:style-name="T1"><text:s text:c="2"/></text:span><text:span text:style-name="T4">SET </text:span><text:span text:style-name="T13">@comp_num = </text:span><text:span text:style-name="T18">0</text:span><text:span text:style-name="T3">;</text:span></text:p>
      <text:p text:style-name="P3"><text:span text:style-name="T1"><text:s text:c="2"/></text:span><text:span text:style-name="T4">WHILE </text:span><text:span text:style-name="T13">((</text:span><text:span text:style-name="T4">SELECT </text:span><text:span text:style-name="T10">count</text:span><text:span text:style-name="T13">(paperID) </text:span><text:span text:style-name="T4">FROM </text:span><text:span text:style-name="T13">#temp_nodes) &gt; </text:span><text:span text:style-name="T18">0</text:span><text:span text:style-name="T13">)</text:span></text:p>
      <text:p text:style-name="P3"><text:s text:c="4"/><text:span text:style-name="T4">BEGIN</text:span></text:p>
      <text:p text:style-name="P3"><text:span text:style-name="T1"><text:s text:c="4"/></text:span><text:span text:style-name="T4">TRUNCATE TABLE </text:span><text:span text:style-name="T13">#curr_comp</text:span><text:span text:style-name="T3">;</text:span></text:p>
      <text:p text:style-name="P3"><text:span text:style-name="T1"><text:s text:c="4"/></text:span><text:span text:style-name="T4">INSERT INTO </text:span><text:span text:style-name="T13">#curr_comp</text:span></text:p>
      <text:p text:style-name="P3"><text:s text:c="4"/><text:span text:style-name="T4">SELECT TOP </text:span><text:span text:style-name="T18">1 </text:span><text:span text:style-name="T13">paperID </text:span><text:span text:style-name="T4">FROM </text:span><text:span text:style-name="T13">#temp_nodes</text:span><text:span text:style-name="T3">;</text:span></text:p>
      <text:p text:style-name="P3"><text:span text:style-name="T1"><text:s text:c="4"/></text:span><text:span text:style-name="T4">DECLARE </text:span><text:span text:style-name="T13">@size </text:span><text:span text:style-name="T4">INTEGER</text:span><text:span text:style-name="T3">;</text:span></text:p>
      <text:p text:style-name="P3"><text:span text:style-name="T1"><text:s text:c="4"/></text:span><text:span text:style-name="T4">SET </text:span><text:span text:style-name="T13">@size = </text:span><text:span text:style-name="T18">0</text:span><text:span text:style-name="T3">;</text:span></text:p>
      <text:p text:style-name="P3"><text:span text:style-name="T1"><text:s text:c="4"/></text:span><text:span text:style-name="T4">DECLARE </text:span><text:span text:style-name="T13">@new_size </text:span><text:span text:style-name="T4">INTEGER</text:span><text:span text:style-name="T3">;</text:span></text:p>
      <text:p text:style-name="P3"><text:span text:style-name="T1"><text:s text:c="4"/></text:span><text:span text:style-name="T4">SET </text:span><text:span text:style-name="T13">@new_size = </text:span><text:span text:style-name="T18">1</text:span><text:span text:style-name="T3">;</text:span></text:p>
      <text:p text:style-name="P3"><text:span text:style-name="T1"><text:s text:c="4"/></text:span><text:span text:style-name="T4">WHILE </text:span><text:span text:style-name="T13">(@new_size &gt; @size)</text:span></text:p>
      <text:p text:style-name="P3"><text:s text:c="6"/><text:span text:style-name="T4">BEGIN</text:span></text:p>
      <text:p text:style-name="P3"><text:span text:style-name="T1"><text:s text:c="6"/></text:span><text:span text:style-name="T4">INSERT INTO </text:span><text:span text:style-name="T13">#curr_comp</text:span></text:p>
      <text:p text:style-name="P3"><text:s text:c="6"/><text:span text:style-name="T4">SELECT DISTINCT </text:span><text:span text:style-name="T13">a.citedPaperID</text:span></text:p>
      <text:p text:style-name="P3"><text:s text:c="6"/><text:span text:style-name="T4">FROM </text:span><text:span text:style-name="T13">#temp_edges a</text:span></text:p>
      <text:p text:style-name="P3"><text:s text:c="6"/><text:span text:style-name="T4">WHERE </text:span><text:span text:style-name="T10">EXISTS</text:span><text:span text:style-name="T13">(</text:span><text:span text:style-name="T4">SELECT </text:span><text:span text:style-name="T13">b.</text:span><text:span text:style-name="T15">paperID </text:span><text:span text:style-name="T4">from </text:span><text:span text:style-name="T13">#curr_comp b </text:span><text:span text:style-name="T4">WHERE </text:span><text:span text:style-name="T13">b.</text:span><text:span text:style-name="T15">paperID </text:span><text:span text:style-name="T13">= a.paperID) </text:span><text:span text:style-name="T4">AND NOT</text:span></text:p>
      <text:p text:style-name="P3"><text:span text:style-name="T1"><text:s text:c="10"/></text:span><text:span text:style-name="T10">EXISTS</text:span><text:span text:style-name="T13">(</text:span><text:span text:style-name="T4">SELECT </text:span><text:span text:style-name="T13">c.</text:span><text:span text:style-name="T15">paperID </text:span><text:span text:style-name="T4">from </text:span><text:span text:style-name="T13">#curr_comp c </text:span><text:span text:style-name="T4">WHERE </text:span><text:span text:style-name="T13">c.</text:span><text:span text:style-name="T15">paperID </text:span><text:span text:style-name="T13">= a.citedPaperID)</text:span><text:span text:style-name="T3">;</text:span></text:p>
      <text:p text:style-name="P3"><text:span text:style-name="T1"><text:s text:c="6"/></text:span><text:span text:style-name="T4">set </text:span><text:span text:style-name="T13">@size = @new_size</text:span><text:span text:style-name="T3">;</text:span></text:p>
      <text:p text:style-name="P3"><text:span text:style-name="T1"><text:s text:c="6"/></text:span><text:span text:style-name="T4">SET </text:span><text:span text:style-name="T13">@new_size = (</text:span><text:span text:style-name="T4">SELECT </text:span><text:span text:style-name="T10">COUNT</text:span><text:span text:style-name="T13">(</text:span><text:span text:style-name="T15">paperID</text:span><text:span text:style-name="T13">) </text:span><text:span text:style-name="T4">FROM </text:span><text:span text:style-name="T13">#curr_comp)</text:span><text:span text:style-name="T3">;</text:span></text:p>
      <text:p text:style-name="P3"><text:span text:style-name="T1"><text:s text:c="4"/></text:span><text:span text:style-name="T4">END</text:span></text:p>
      <text:p text:style-name="P3"><text:span text:style-name="T1"><text:s text:c="4"/></text:span><text:span text:style-name="T4">DELETE FROM </text:span><text:span text:style-name="T13">#temp_nodes</text:span></text:p>
      <text:p text:style-name="P3"><text:s text:c="4"/><text:span text:style-name="T4">WHERE </text:span><text:span text:style-name="T10">EXISTS</text:span><text:span text:style-name="T13">(</text:span><text:span text:style-name="T4">SELECT </text:span><text:span text:style-name="T13">a.</text:span><text:span text:style-name="T15">paperID </text:span><text:span text:style-name="T4">FROM </text:span><text:span text:style-name="T13">#curr_comp a </text:span><text:span text:style-name="T4">WHERE </text:span><text:span text:style-name="T13">#temp_nodes.paperID = a.</text:span><text:span text:style-name="T15">paperID</text:span><text:span text:style-name="T13">)</text:span><text:span text:style-name="T3">;</text:span></text:p>
      <text:p text:style-name="P3"><text:span text:style-name="T1"><text:s text:c="4"/></text:span><text:span text:style-name="T4">INSERT INTO </text:span><text:span text:style-name="T13">#nodes_visited</text:span></text:p>
      <text:p text:style-name="P3"><text:s text:c="4"/><text:span text:style-name="T4">SELECT </text:span><text:span text:style-name="T13">a.</text:span><text:span text:style-name="T15">paperID</text:span><text:span text:style-name="T3">, </text:span><text:span text:style-name="T13">@comp_num</text:span></text:p>
      <text:p text:style-name="P3"><text:s text:c="4"/><text:span text:style-name="T4">FROM </text:span><text:span text:style-name="T13">#curr_comp a</text:span><text:span text:style-name="T3">;</text:span></text:p>
      <text:p text:style-name="P3"><text:span text:style-name="T1"><text:s text:c="4"/></text:span><text:span text:style-name="T4">SET </text:span><text:span text:style-name="T13">@comp_num = @comp_num + </text:span><text:span text:style-name="T18">1</text:span><text:span text:style-name="T3">;</text:span></text:p>
      <text:p text:style-name="P3"><text:span text:style-name="T1"><text:s text:c="2"/></text:span><text:span text:style-name="T4">END</text:span></text:p>
      <text:p text:style-name="P3"><text:span text:style-name="T1"><text:s text:c="2"/></text:span><text:span text:style-name="T4">SELECT </text:span><text:span text:style-name="T13">a.paperID</text:span><text:span text:style-name="T3">, </text:span><text:span text:style-name="T13">a.paperTitle</text:span></text:p>
      <text:p text:style-name="P3"><text:s text:c="2"/><text:span text:style-name="T4">FROM </text:span><text:span text:style-name="T13">nodes a</text:span></text:p>
      <text:p text:style-name="P3"><text:s text:c="2"/><text:span text:style-name="T4">JOIN </text:span><text:span text:style-name="T13">#nodes_visited b </text:span><text:span text:style-name="T4">ON </text:span><text:span text:style-name="T13">a.paperID = b.</text:span><text:span text:style-name="T15">paperID</text:span></text:p>
      <text:p text:style-name="P3"><text:span text:style-name="T14"><text:s text:c="2"/></text:span><text:span text:style-name="T4">WHERE </text:span><text:span text:style-name="T10">EXISTS</text:span><text:span text:style-name="T13">(</text:span></text:p>
      <text:p text:style-name="P3"><text:s text:c="10"/><text:span text:style-name="T4">SELECT </text:span><text:span text:style-name="T13">c.</text:span><text:span text:style-name="T15">componentNum</text:span></text:p>
      <text:p text:style-name="P3"><text:span text:style-name="T14"><text:s text:c="10"/></text:span><text:span text:style-name="T4">FROM </text:span><text:span text:style-name="T13">#nodes_visited c</text:span></text:p>
      <text:p text:style-name="P3"><text:s text:c="10"/><text:span text:style-name="T4">WHERE </text:span><text:span text:style-name="T13">(</text:span><text:span text:style-name="T4">SELECT </text:span><text:span text:style-name="T10">COUNT</text:span><text:span text:style-name="T13">(e.</text:span><text:span text:style-name="T15">paperID</text:span><text:span text:style-name="T13">) </text:span><text:span text:style-name="T4">from </text:span><text:span text:style-name="T13">#nodes_visited e </text:span><text:span text:style-name="T4">WHERE </text:span><text:span text:style-name="T13">e.</text:span><text:span text:style-name="T15">componentNum </text:span><text:span text:style-name="T13">= c.</text:span><text:span text:style-name="T15">componentNum </text:span><text:span text:style-name="T4">GROUP BY </text:span><text:span text:style-name="T13">e.</text:span><text:span text:style-name="T15">componentNum</text:span><text:span text:style-name="T13">) &gt; </text:span><text:span text:style-name="T18">4</text:span></text:p>
      <text:p text:style-name="P3"><text:span text:style-name="T17"><text:s text:c="17"/></text:span><text:span text:style-name="T4">AND </text:span><text:span text:style-name="T13">(</text:span><text:span text:style-name="T4">SELECT </text:span><text:span text:style-name="T10">COUNT</text:span><text:span text:style-name="T13">(e.</text:span><text:span text:style-name="T15">paperID</text:span><text:span text:style-name="T13">) </text:span><text:span text:style-name="T4">from </text:span><text:span text:style-name="T13">#nodes_visited e </text:span><text:span text:style-name="T4">WHERE </text:span><text:span text:style-name="T13">e.</text:span><text:span text:style-name="T15">componentNum </text:span><text:span text:style-name="T13">= c.</text:span><text:span text:style-name="T15">componentNum </text:span><text:span text:style-name="T4">GROUP BY </text:span><text:span text:style-name="T13">e.</text:span><text:span text:style-name="T15">componentNum</text:span><text:span text:style-name="T13">) &lt;= </text:span><text:span text:style-name="T18">10</text:span></text:p>
      <text:p text:style-name="P3"><text:span text:style-name="T17"><text:s text:c="17"/></text:span><text:span text:style-name="T4">AND </text:span><text:span text:style-name="T13">c.</text:span><text:span text:style-name="T15">componentNum </text:span><text:span text:style-name="T13">= b.</text:span><text:span text:style-name="T15">componentNum</text:span><text:span text:style-name="T13">)</text:span><text:span text:style-name="T3">;</text:span></text:p>
      <text:p text:style-name="P4">END</text:p>
      <text:p text:style-name="P11"><text:soft-page-break/><text:span text:style-name="T1"><text:s text:c="2"/></text:span><text:span text:style-name="T4">execute </text:span><text:span text:style-name="T10">connected_components</text:span><text:bookmark-end text:name="__DdeLink__3_1767283788"/></text:p>
      <text:h text:style-name="P18" text:outline-level="1">Results from Connected Components</text:h>
      <text:p text:style-name="P17">PaperID<text:tab/>Paper Title<text:tab/>Connected Component Number</text:p>
      <text:p text:style-name="P14">210310 Homotopy of Rational Maps and the Quantization of Skyrmions 2</text:p>
      <text:p text:style-name="P13">12215 Solitonic fullerene structures in light atomic nuclei 2</text:p>
      <text:p text:style-name="P13">206160 Skyrmed Monopoles 2</text:p>
      <text:p text:style-name="P13">9904160 Spherically Symmetric Solutions of the SU(N) Skyrme Models 2</text:p>
      <text:p text:style-name="P13">8110 Understanding Skyrmions using Rational Maps 2</text:p>
      <text:p text:style-name="P13">9807125 How useful can knot and number theory be for loop calculations? 7</text:p>
      <text:p text:style-name="P13">9612010 Weight Systems from Feynman Diagrams 7</text:p>
      <text:p text:style-name="P13">9712140 Non-zeta knots in the renormalization of the Wess-Zumino model? 7</text:p>
      <text:p text:style-name="P13">9611150 Dimensional Renormalization in phi^3 theory: ladders and rainbows 7</text:p>
      <text:p text:style-name="P13">9805025 A dilogarithmic 3-dimensional Ising tetrahedron 7</text:p>
      <text:p text:style-name="P13">9709075 Chiral solitons from dimensional reduction of Chern-Simons gauged 9</text:p>
      <text:p text:style-name="P13">9611185 A Nonrelativistic Chiral Soliton in One Dimension 9</text:p>
      <text:p text:style-name="P13">9507110 Calogero-Sutherland model from excitations of Chern-Simons vortices 9</text:p>
      <text:p text:style-name="P13">9712255 Chiral solitons from dimensional reduction of Chern-Simons gauged 9</text:p>
      <text:p text:style-name="P13">9706080 Moving Frames Hierarchy and BF Theory 9</text:p>
      <text:p text:style-name="P13">9511210 Modular Invariance and the Odderon 12</text:p>
      <text:p text:style-name="P13">9508025 Quasiclassical QCD Pomeron 12</text:p>
      <text:p text:style-name="P13">9802100 Solution of the Odderon Problem 12</text:p>
      <text:p text:style-name="P13">9611025 Direct solution of the hard pomeron problem for arbitrary conformal 12</text:p>
      <text:p text:style-name="P13">9805135 New Results on the Odderon in QCD 12</text:p>
      <text:p text:style-name="P13">9812105 Vassiliev Invariants in the Context of Chern-Simons Gauge Theory 15</text:p>
      <text:p text:style-name="P13">9312215 Knot invariants from rational conformal field theories 15</text:p>
      <text:p text:style-name="P13">9212110 Three Dimensional Chern-Simons Theory as a Theory of Knots and Links III 15</text:p>
      <text:p text:style-name="P13">9607030 Vassiliev Invariants for Links from Chern-Simons Perturbation Theory 15</text:p>
      <text:p text:style-name="P13">9401095 Chirality of Knots 9_{42} and 10_{71} and Chern-Simons Theory 15</text:p>
      <text:p text:style-name="P13">9807155 Combinatorial Formulae for Vassiliev Invariants from Chern-Simons Gauge 15</text:p>
      <text:p text:style-name="P13">9707150 Bogomolnyi Solitons and Hermitian Symmetric Spaces 38</text:p>
      <text:p text:style-name="P13">9506015 Statistical Mechanics of Non-Abelian Chern-Simons Particles 38</text:p>
      <text:p text:style-name="P13">9303080 Non-Abelian Chern-Simons Quantum Mechanics 38</text:p>
      <text:p text:style-name="P13">9703185 N=2 Supersymmetric Gauged O(3) Sigma Model 38</text:p>
      <text:p text:style-name="P13">304155 Exact String-like Solutions of the Gauged Nonlinear O(3) Model 38</text:p>
      <text:p text:style-name="P13">9507015 Topological and Nontopological Solitons in a Gauged O(3) Sigma Model 38</text:p>
      <text:p text:style-name="P13">9509135 Classical and Quantum Mechanics of Non-Abelian Chern-Simons Particles 38</text:p>
      <text:p text:style-name="P13">9805010 On the Gauged Non-compact Spin System 38</text:p>
      <text:p text:style-name="P13">9510085 Calculation of the Aharonov-Bohm wave function 75</text:p>
      <text:p text:style-name="P13">9710025 On the Nonrelativistic Limit of the Scattering of Spin One-half 75</text:p>
      <text:p text:style-name="P13">9603185 The Aharonov-Bohm scattering : the role of the incident wave 75</text:p>
      <text:p text:style-name="P13">9703200 The Low Energy Limit of the Chern-Simons Theory Coupled to Fermions 75</text:p>
      <text:p text:style-name="P13">9703090 Perturbative Expansion in the Galilean Invariant Spin One-Half 75</text:p>
      <text:p text:style-name="P13">9411175 Aharonov-Bohm Scattering of a Localized Wave Packet: Analysis of the 75</text:p>
      <text:p text:style-name="P13">9906170 Radiative Corrections to the Aharonov-Bohm Scattering 75</text:p>
      <text:p text:style-name="P13">9402020 Perturbative Bosonic End Anyon Spectra and Contact Interactions 75</text:p>
      <text:p text:style-name="P13">9502105 FIELD THEORETICAL AND QUANTUM MECHANICAL DESCRIPTIONS OF COLLIDING AND 75</text:p>
      <text:p text:style-name="P13">7080 Relativistic scalar Aharonov-Bohm scattering 75</text:p>
      <text:p text:style-name="P13">9511010 The regulated four parameter one dimensional point interaction 97</text:p>
      <text:p text:style-name="P13">9706070 Non-perturbative regularization and renormalization: simple examples 97</text:p>
      <text:p text:style-name="P13">9906015 Two- and Three-particle States in a Nonrelativistic Four-fermion Model 97</text:p>
      <text:p text:style-name="P13">5195 A differential equation approach for examining the subtraction schemes 97</text:p>
      <text:p text:style-name="P13">9412050 Generalised Point Interactions for the Radial Schrodinger Equation via 97</text:p>
      <text:p text:style-name="P13">3255 Dimensional Transmutation and Dimensional Regularization in Quantum 97</text:p>
      <text:p text:style-name="P13">9904055 Finiteness following from underlying theory: a natural strategy 97</text:p>
      <text:p text:style-name="Standard"><text:soft-page-break/></text:p>
      <text:p text:style-name="Standard"/>
      <text:h text:style-name="P19" text:outline-level="1">Code for PageRank</text:h>
      <text:p text:style-name="P6"><text:span text:style-name="T2">DROP PROCEDURE </text:span><text:span text:style-name="T8">page_rank</text:span></text:p>
      <text:p text:style-name="P5"><text:span text:style-name="T2">CREATE PROCEDURE </text:span><text:span text:style-name="T8">page_rank</text:span></text:p>
      <text:p text:style-name="P7"><text:span text:style-name="T7"><text:s text:c="2"/></text:span><text:span text:style-name="T5">AS BEGIN</text:span></text:p>
      <text:p text:style-name="P7"><text:span text:style-name="T1"><text:s text:c="2"/></text:span><text:span text:style-name="T5">SELECT </text:span><text:span text:style-name="T11">*</text:span></text:p>
      <text:p text:style-name="P7"><text:span text:style-name="T7"><text:s text:c="6"/></text:span><text:span text:style-name="T5">INTO </text:span><text:span text:style-name="T21">#temp_nodes</text:span></text:p>
      <text:p text:style-name="P7"><text:s text:c="2"/><text:span text:style-name="T5">FROM </text:span><text:span text:style-name="T21">nodes</text:span></text:p>
      <text:p text:style-name="P7"><text:s text:c="2"/><text:span text:style-name="T5">SELECT </text:span><text:span text:style-name="T11">*</text:span></text:p>
      <text:p text:style-name="P7"><text:span text:style-name="T7"><text:s text:c="6"/></text:span><text:span text:style-name="T5">INTO </text:span><text:span text:style-name="T21">#temp_edges</text:span></text:p>
      <text:p text:style-name="P7"><text:s text:c="2"/><text:span text:style-name="T5">FROM </text:span><text:span text:style-name="T21">edges</text:span></text:p>
      <text:p text:style-name="P7"><text:s text:c="2"/><text:span text:style-name="T5">DECLARE </text:span><text:span text:style-name="T21">@num_papers </text:span><text:span text:style-name="T5">INTEGER</text:span></text:p>
      <text:p text:style-name="P7"><text:span text:style-name="T1"><text:s text:c="2"/></text:span><text:span text:style-name="T5">SET </text:span><text:span text:style-name="T21">@num_papers = (</text:span><text:span text:style-name="T5">SELECT </text:span><text:span text:style-name="T12">count</text:span><text:span text:style-name="T21">(</text:span><text:span text:style-name="T16">paperID</text:span><text:span text:style-name="T21">) </text:span><text:span text:style-name="T5">FROM </text:span><text:span text:style-name="T21">#temp_nodes)</text:span></text:p>
      <text:p text:style-name="P7"><text:s text:c="2"/><text:span text:style-name="T5">CREATE TABLE </text:span><text:span text:style-name="T21">#pageranks (</text:span></text:p>
      <text:p text:style-name="P7"><text:s text:c="4"/><text:span text:style-name="T16">paperID </text:span><text:span text:style-name="T5">INTEGER</text:span><text:span text:style-name="T6">,</text:span></text:p>
      <text:p text:style-name="P7"><text:span text:style-name="T1"><text:s text:c="4"/></text:span><text:span text:style-name="T16">pagerank </text:span><text:span text:style-name="T5">FLOAT</text:span><text:span text:style-name="T6">,</text:span></text:p>
      <text:p text:style-name="P7"><text:span text:style-name="T1"><text:s text:c="4"/></text:span><text:span text:style-name="T16">num_citations </text:span><text:span text:style-name="T5">INTEGER</text:span></text:p>
      <text:p text:style-name="P7"><text:span text:style-name="T1"><text:s text:c="2"/></text:span><text:span text:style-name="T21">)</text:span></text:p>
      <text:p text:style-name="P7"><text:s text:c="2"/><text:span text:style-name="T5">INSERT INTO </text:span><text:span text:style-name="T21">#pageranks</text:span></text:p>
      <text:p text:style-name="P7"><text:s text:c="2"/><text:span text:style-name="T5">SELECT </text:span><text:span text:style-name="T21">a.</text:span><text:span text:style-name="T16">paperID</text:span><text:span text:style-name="T6">, </text:span><text:span text:style-name="T19">1.0</text:span><text:span text:style-name="T21">/ (</text:span><text:span text:style-name="T5">SELECT </text:span><text:span text:style-name="T12">count</text:span><text:span text:style-name="T21">(</text:span><text:span text:style-name="T16">paperID</text:span><text:span text:style-name="T21">) </text:span><text:span text:style-name="T5">FROM </text:span><text:span text:style-name="T21">#temp_nodes)</text:span><text:span text:style-name="T6">, </text:span><text:span text:style-name="T21">(</text:span><text:span text:style-name="T5">SELECT </text:span><text:span text:style-name="T12">count</text:span><text:span text:style-name="T21">(b.</text:span><text:span text:style-name="T16">citedPaperID</text:span><text:span text:style-name="T21">) </text:span><text:span text:style-name="T5">FROM </text:span><text:span text:style-name="T21">edges b </text:span><text:span text:style-name="T5">WHERE </text:span><text:span text:style-name="T21">b.</text:span><text:span text:style-name="T16">paperID </text:span><text:span text:style-name="T21">= a.</text:span><text:span text:style-name="T16">paperID</text:span><text:span text:style-name="T21">)</text:span></text:p>
      <text:p text:style-name="P7"><text:s text:c="2"/><text:span text:style-name="T5">FROM </text:span><text:span text:style-name="T21">#temp_nodes a</text:span></text:p>
      <text:p text:style-name="P7"><text:s text:c="2"/><text:span text:style-name="T5">CREATE TABLE </text:span><text:span text:style-name="T21">#sinks (</text:span></text:p>
      <text:p text:style-name="P7"><text:s text:c="4"/><text:span text:style-name="T16">paperID </text:span><text:span text:style-name="T5">INTEGER</text:span><text:span text:style-name="T6">,</text:span></text:p>
      <text:p text:style-name="P7"><text:span text:style-name="T1"><text:s text:c="2"/></text:span><text:span text:style-name="T21">)</text:span></text:p>
      <text:p text:style-name="P7"><text:s text:c="2"/><text:span text:style-name="T5">INSERT INTO </text:span><text:span text:style-name="T21">#sinks</text:span></text:p>
      <text:p text:style-name="P7"><text:s text:c="2"/><text:span text:style-name="T5">SELECT DISTINCT </text:span><text:span text:style-name="T21">a.</text:span><text:span text:style-name="T16">paperID</text:span></text:p>
      <text:p text:style-name="P7"><text:span text:style-name="T14"><text:s text:c="2"/></text:span><text:span text:style-name="T5">FROM </text:span><text:span text:style-name="T21">#temp_nodes a</text:span></text:p>
      <text:p text:style-name="P7"><text:s text:c="2"/><text:span text:style-name="T5">WHERE NOT </text:span><text:span text:style-name="T12">EXISTS</text:span><text:span text:style-name="T21">(</text:span><text:span text:style-name="T5">SELECT </text:span><text:span text:style-name="T21">b.</text:span><text:span text:style-name="T16">paperID </text:span><text:span text:style-name="T5">from </text:span><text:span text:style-name="T21">#temp_edges b </text:span><text:span text:style-name="T5">WHERE </text:span><text:span text:style-name="T21">b.</text:span><text:span text:style-name="T16">citedPaperID </text:span><text:span text:style-name="T21">= a.</text:span><text:span text:style-name="T16">paperID</text:span><text:span text:style-name="T21">)</text:span><text:span text:style-name="T6">;</text:span></text:p>
      <text:p text:style-name="P8">-- <text:s text:c="2"/>DELETE FROM #temp_nodes</text:p>
      <text:p text:style-name="P8">-- <text:s text:c="2"/>WHERE EXISTS(SELECT c.paperID FROM #sinks c WHERE #temp_nodes.paperID = c.paperID)</text:p>
      <text:p text:style-name="P7"><text:span text:style-name="T22"><text:s text:c="2"/></text:span><text:span text:style-name="T5">DECLARE </text:span><text:span text:style-name="T21">@num_sinks </text:span><text:span text:style-name="T5">FLOAT</text:span></text:p>
      <text:p text:style-name="P7"><text:span text:style-name="T1"><text:s text:c="2"/></text:span><text:span text:style-name="T5">SET </text:span><text:span text:style-name="T21">@num_sinks = (</text:span><text:span text:style-name="T5">SELECT </text:span><text:span text:style-name="T12">count</text:span><text:span text:style-name="T21">(</text:span><text:span text:style-name="T16">paperID</text:span><text:span text:style-name="T21">) </text:span><text:span text:style-name="T5">FROM </text:span><text:span text:style-name="T21">#sinks)</text:span></text:p>
      <text:p text:style-name="P7"><text:s text:c="2"/><text:span text:style-name="T5">DECLARE </text:span><text:span text:style-name="T21">@diff </text:span><text:span text:style-name="T5">FLOAT</text:span></text:p>
      <text:p text:style-name="P7"><text:span text:style-name="T1"><text:s text:c="2"/></text:span><text:span text:style-name="T5">SET </text:span><text:span text:style-name="T21">@diff = </text:span><text:span text:style-name="T19">1</text:span></text:p>
      <text:p text:style-name="P7"><text:span text:style-name="T17"><text:s text:c="2"/></text:span><text:span text:style-name="T5">DECLARE </text:span><text:span text:style-name="T21">@sink_sum </text:span><text:span text:style-name="T5">float</text:span></text:p>
      <text:p text:style-name="P7"><text:span text:style-name="T1"><text:s text:c="2"/></text:span><text:span text:style-name="T5">CREATE TABLE </text:span><text:span text:style-name="T21">#rank_sums(</text:span></text:p>
      <text:p text:style-name="P7"><text:s text:c="4"/><text:span text:style-name="T16">paperID </text:span><text:span text:style-name="T5">INTEGER</text:span><text:span text:style-name="T6">,</text:span></text:p>
      <text:p text:style-name="P7"><text:span text:style-name="T1"><text:s text:c="4"/></text:span><text:span text:style-name="T16">sumScore </text:span><text:span text:style-name="T5">float</text:span><text:span text:style-name="T21">)</text:span><text:span text:style-name="T6">;</text:span></text:p>
      <text:p text:style-name="P7"><text:span text:style-name="T1"><text:s text:c="2"/></text:span><text:span text:style-name="T5">CREATE TABLE </text:span><text:span text:style-name="T21">#temp_pageranks (</text:span></text:p>
      <text:p text:style-name="P7"><text:s text:c="4"/><text:span text:style-name="T16">paperID </text:span><text:span text:style-name="T5">INTEGER</text:span><text:span text:style-name="T6">,</text:span></text:p>
      <text:p text:style-name="P7"><text:span text:style-name="T1"><text:s text:c="4"/></text:span><text:span text:style-name="T16">pagerank </text:span><text:span text:style-name="T5">FLOAT</text:span><text:span text:style-name="T6">,</text:span></text:p>
      <text:p text:style-name="P7"><text:span text:style-name="T1"><text:s text:c="4"/></text:span><text:span text:style-name="T16">num_citations </text:span><text:span text:style-name="T5">INTEGER</text:span></text:p>
      <text:p text:style-name="P7"><text:span text:style-name="T1"><text:s text:c="2"/></text:span><text:span text:style-name="T21">)</text:span></text:p>
      <text:p text:style-name="P7"><text:s text:c="2"/><text:span text:style-name="T5">WHILE </text:span><text:span text:style-name="T21">@diff &gt; </text:span><text:span text:style-name="T19">0.01</text:span></text:p>
      <text:p text:style-name="P7"><text:span text:style-name="T17"><text:s text:c="4"/></text:span><text:span text:style-name="T5">BEGIN</text:span></text:p>
      <text:p text:style-name="P8">-- <text:s text:c="4"/>For some reason, this isn't letting me create a view</text:p>
      <text:p text:style-name="P7"><text:span text:style-name="T22"><text:s text:c="4"/></text:span><text:span text:style-name="T5">TRUNCATE TABLE </text:span><text:span text:style-name="T21">#rank_sums</text:span><text:span text:style-name="T6">;</text:span></text:p>
      <text:p text:style-name="P7"><text:span text:style-name="T1"><text:s text:c="4"/></text:span><text:span text:style-name="T5">TRUNCATE TABLE </text:span><text:span text:style-name="T21">#temp_pageranks</text:span><text:span text:style-name="T6">;</text:span></text:p>
      <text:p text:style-name="P7"><text:span text:style-name="T1"><text:s text:c="4"/></text:span><text:span text:style-name="T5">SET </text:span><text:span text:style-name="T21">@sink_sum = (</text:span><text:span text:style-name="T5">SELECT </text:span><text:span text:style-name="T12">sum</text:span><text:span text:style-name="T21">(a.</text:span><text:span text:style-name="T16">pagerank</text:span><text:span text:style-name="T21">) </text:span><text:span text:style-name="T5">FROM </text:span><text:span text:style-name="T21">#pageranks a </text:span><text:span text:style-name="T5">WHERE </text:span><text:span text:style-name="T21">a.</text:span><text:span text:style-name="T16">num_citations </text:span><text:span text:style-name="T21">= </text:span><text:span text:style-name="T19">0</text:span><text:span text:style-name="T21">)</text:span><text:span text:style-name="T6">;</text:span></text:p>
      <text:p text:style-name="P7"><text:span text:style-name="T1"><text:s text:c="4"/></text:span><text:span text:style-name="T5">INSERT INTO </text:span><text:span text:style-name="T21">#rank_sums</text:span></text:p>
      <text:p text:style-name="P7"><text:s text:c="4"/><text:span text:style-name="T5">SELECT </text:span><text:span text:style-name="T21">a.</text:span><text:span text:style-name="T16">paperID</text:span><text:span text:style-name="T6">, </text:span><text:span text:style-name="T21">(</text:span></text:p>
      <text:p text:style-name="P7"><text:s text:c="23"/><text:span text:style-name="T5">select </text:span><text:span text:style-name="T12">sum</text:span><text:span text:style-name="T21">(b.</text:span><text:span text:style-name="T16">pagerank</text:span><text:span text:style-name="T21">/b.</text:span><text:span text:style-name="T16">num_citations</text:span><text:span text:style-name="T21">)</text:span></text:p>
      <text:p text:style-name="P7"><text:s text:c="23"/><text:span text:style-name="T5">from </text:span><text:span text:style-name="T21">#pageranks b</text:span></text:p>
      <text:p text:style-name="P7"><text:s text:c="23"/><text:span text:style-name="T5">where </text:span><text:span text:style-name="T12">exists</text:span><text:span text:style-name="T21">(</text:span></text:p>
      <text:p text:style-name="P7"><text:s text:c="31"/><text:span text:style-name="T5">SELECT </text:span><text:span text:style-name="T21">c.</text:span><text:span text:style-name="T16">citedPaperID</text:span></text:p>
      <text:p text:style-name="P7"><text:soft-page-break/><text:span text:style-name="T14"><text:s text:c="31"/></text:span><text:span text:style-name="T5">FROM </text:span><text:span text:style-name="T21">edges c</text:span></text:p>
      <text:p text:style-name="P7"><text:s text:c="31"/><text:span text:style-name="T5">WHERE </text:span><text:span text:style-name="T21">c.</text:span><text:span text:style-name="T16">citedPaperID </text:span><text:span text:style-name="T21">= a.</text:span><text:span text:style-name="T16">paperID </text:span><text:span text:style-name="T5">AND </text:span><text:span text:style-name="T21">c.</text:span><text:span text:style-name="T16">paperID </text:span><text:span text:style-name="T21">= b.</text:span><text:span text:style-name="T16">paperID</text:span><text:span text:style-name="T21">)) </text:span><text:span text:style-name="T5">AS </text:span><text:span text:style-name="T21">sumScore</text:span></text:p>
      <text:p text:style-name="P7"><text:s text:c="4"/><text:span text:style-name="T5">FROM </text:span><text:span text:style-name="T21">#pageranks a</text:span></text:p>
      <text:p text:style-name="P7"><text:s text:c="4"/><text:span text:style-name="T5">WHERE </text:span><text:span text:style-name="T21">(</text:span><text:span text:style-name="T5">SELECT </text:span><text:span text:style-name="T12">COUNT</text:span><text:span text:style-name="T21">(c.</text:span><text:span text:style-name="T16">citedPaperID</text:span><text:span text:style-name="T21">)</text:span></text:p>
      <text:p text:style-name="P7"><text:s text:c="23"/><text:span text:style-name="T5">FROM </text:span><text:span text:style-name="T21">edges c</text:span></text:p>
      <text:p text:style-name="P7"><text:s text:c="23"/><text:span text:style-name="T5">WHERE </text:span><text:span text:style-name="T21">c.</text:span><text:span text:style-name="T16">citedPaperID </text:span><text:span text:style-name="T21">= a.</text:span><text:span text:style-name="T16">paperID</text:span><text:span text:style-name="T21">) &gt; </text:span><text:span text:style-name="T19">0</text:span></text:p>
      <text:p text:style-name="P7"><text:span text:style-name="T17"><text:s text:c="4"/></text:span><text:span text:style-name="T5">INSERT INTO </text:span><text:span text:style-name="T21">#rank_sums</text:span></text:p>
      <text:p text:style-name="P7"><text:s text:c="4"/><text:span text:style-name="T5">SELECT </text:span><text:span text:style-name="T21">a.</text:span><text:span text:style-name="T16">paperID</text:span><text:span text:style-name="T6">, </text:span><text:span text:style-name="T19">0 </text:span><text:span text:style-name="T5">AS </text:span><text:span text:style-name="T21">sumScore</text:span></text:p>
      <text:p text:style-name="P7"><text:s text:c="4"/><text:span text:style-name="T5">FROM </text:span><text:span text:style-name="T21">#pageranks a</text:span></text:p>
      <text:p text:style-name="P7"><text:s text:c="4"/><text:span text:style-name="T5">WHERE </text:span><text:span text:style-name="T21">(</text:span><text:span text:style-name="T5">SELECT </text:span><text:span text:style-name="T12">COUNT</text:span><text:span text:style-name="T21">(c.</text:span><text:span text:style-name="T16">citedPaperID</text:span><text:span text:style-name="T21">)</text:span></text:p>
      <text:p text:style-name="P7"><text:s text:c="11"/><text:span text:style-name="T5">FROM </text:span><text:span text:style-name="T21">edges c</text:span></text:p>
      <text:p text:style-name="P7"><text:s text:c="11"/><text:span text:style-name="T5">WHERE </text:span><text:span text:style-name="T21">c.</text:span><text:span text:style-name="T16">citedPaperID </text:span><text:span text:style-name="T21">= a.</text:span><text:span text:style-name="T16">paperID</text:span><text:span text:style-name="T21">) = </text:span><text:span text:style-name="T19">0</text:span></text:p>
      <text:p text:style-name="P7"><text:span text:style-name="T17"><text:s text:c="4"/></text:span><text:span text:style-name="T5">INSERT INTO </text:span><text:span text:style-name="T21">#temp_pageranks</text:span></text:p>
      <text:p text:style-name="P7"><text:s text:c="4"/><text:span text:style-name="T5">SELECT </text:span><text:span text:style-name="T21">a.</text:span><text:span text:style-name="T16">paperID</text:span><text:span text:style-name="T6">, </text:span><text:span text:style-name="T21">(</text:span><text:span text:style-name="T19">0.15</text:span><text:span text:style-name="T21">/@num_papers + </text:span><text:span text:style-name="T19">0.85 </text:span><text:span text:style-name="T21">* ((</text:span><text:span text:style-name="T5">SELECT </text:span><text:span text:style-name="T21">b.</text:span><text:span text:style-name="T16">sumScore</text:span></text:p>
      <text:p text:style-name="P7"><text:span text:style-name="T14"><text:s text:c="51"/></text:span><text:span text:style-name="T5">FROM </text:span><text:span text:style-name="T21">#rank_sums b</text:span></text:p>
      <text:p text:style-name="P7"><text:s text:c="51"/><text:span text:style-name="T5">WHERE </text:span><text:span text:style-name="T21">b.</text:span><text:span text:style-name="T16">paperID </text:span><text:span text:style-name="T21">= a.</text:span><text:span text:style-name="T16">paperID</text:span><text:span text:style-name="T21">) + @sink_sum/(@num_papers - </text:span><text:span text:style-name="T19">1</text:span><text:span text:style-name="T21">))) </text:span><text:span text:style-name="T5">AS </text:span><text:span text:style-name="T21">pagerank</text:span><text:span text:style-name="T6">,</text:span></text:p>
      <text:p text:style-name="P7"><text:span text:style-name="T1"><text:s text:c="11"/></text:span><text:span text:style-name="T21">a.</text:span><text:span text:style-name="T16">num_citations</text:span></text:p>
      <text:p text:style-name="P7"><text:span text:style-name="T14"><text:s text:c="4"/></text:span><text:span text:style-name="T5">FROM </text:span><text:span text:style-name="T21">#pageranks a</text:span></text:p>
      <text:p text:style-name="P7"><text:s text:c="4"/><text:span text:style-name="T5">SET </text:span><text:span text:style-name="T21">@diff = (</text:span><text:span text:style-name="T5">SELECT </text:span><text:span text:style-name="T12">sum</text:span><text:span text:style-name="T21">(</text:span><text:span text:style-name="T12">ABS</text:span><text:span text:style-name="T21">(a.</text:span><text:span text:style-name="T16">pagerank </text:span><text:span text:style-name="T21">- b.</text:span><text:span text:style-name="T16">pagerank</text:span><text:span text:style-name="T21">))</text:span></text:p>
      <text:p text:style-name="P7"><text:s text:c="18"/><text:span text:style-name="T5">FROM </text:span><text:span text:style-name="T21">#temp_pageranks a </text:span><text:span text:style-name="T5">JOIN </text:span><text:span text:style-name="T21">#pageranks b </text:span><text:span text:style-name="T5">ON </text:span><text:span text:style-name="T21">a.</text:span><text:span text:style-name="T16">paperID </text:span><text:span text:style-name="T21">= b.</text:span><text:span text:style-name="T16">paperID</text:span><text:span text:style-name="T21">)</text:span><text:span text:style-name="T6">;</text:span></text:p>
      <text:p text:style-name="P7"><text:span text:style-name="T1"><text:s text:c="4"/></text:span><text:span text:style-name="T5">TRUNCATE TABLE </text:span><text:span text:style-name="T21">#pageranks</text:span><text:span text:style-name="T6">;</text:span></text:p>
      <text:p text:style-name="P7"><text:span text:style-name="T1"><text:s text:c="4"/></text:span><text:span text:style-name="T5">INSERT INTO </text:span><text:span text:style-name="T21">#pageranks </text:span><text:span text:style-name="T5">SELECT </text:span><text:span text:style-name="T11">* </text:span><text:span text:style-name="T5">FROM </text:span><text:span text:style-name="T21">#temp_pageranks</text:span><text:span text:style-name="T6">;</text:span></text:p>
      <text:p text:style-name="P7"><text:span text:style-name="T1"><text:s text:c="2"/></text:span><text:span text:style-name="T5">END</text:span></text:p>
      <text:p text:style-name="P7"><text:span text:style-name="T1"><text:s text:c="2"/></text:span><text:span text:style-name="T5">SELECT TOP </text:span><text:span text:style-name="T21">(</text:span><text:span text:style-name="T19">10</text:span><text:span text:style-name="T21">) a.</text:span><text:span text:style-name="T16">paperID</text:span><text:span text:style-name="T6">, </text:span><text:span text:style-name="T21">b.</text:span><text:span text:style-name="T16">paperTitle</text:span><text:span text:style-name="T6">, </text:span><text:span text:style-name="T21">a.</text:span><text:span text:style-name="T16">pagerank</text:span></text:p>
      <text:p text:style-name="P7"><text:span text:style-name="T14"><text:s text:c="2"/></text:span><text:span text:style-name="T5">FROM </text:span><text:span text:style-name="T21">#pageranks a</text:span></text:p>
      <text:p text:style-name="P7"><text:s text:c="2"/><text:span text:style-name="T5">JOIN </text:span><text:span text:style-name="T21">nodes b </text:span><text:span text:style-name="T5">ON </text:span><text:span text:style-name="T21">b.</text:span><text:span text:style-name="T16">paperID </text:span><text:span text:style-name="T21">= a.</text:span><text:span text:style-name="T16">paperID</text:span></text:p>
      <text:p text:style-name="P7"><text:span text:style-name="T14"><text:s text:c="2"/></text:span><text:span text:style-name="T5">ORDER BY </text:span><text:span text:style-name="T21">a.</text:span><text:span text:style-name="T16">pagerank </text:span><text:span text:style-name="T5">DESC</text:span></text:p>
      <text:p text:style-name="P8">-- <text:s text:c="2"/>SELECT sum(a.pagerank)</text:p>
      <text:p text:style-name="P8">-- <text:s text:c="2"/>FROM #pageranks a</text:p>
      <text:p text:style-name="P9">END</text:p>
      <text:p text:style-name="P10"><text:s text:c="2"/><text:span text:style-name="T20">END</text:span></text:p>
      <text:p text:style-name="P12"><text:span text:style-name="T1"><text:s text:c="2"/></text:span><text:span text:style-name="T5">execute </text:span><text:span text:style-name="T12">page_rank</text:span></text:p>
      <text:p text:style-name="Text_20_body"><text:line-break/></text:p>
      <text:h text:style-name="P18" text:outline-level="1">Results from PageRank</text:h>
      <text:p text:style-name="P17">PaperID<text:tab/>Paper Title<text:tab/>PageRank</text:p>
      <text:p text:style-name="P15">9504090 Massless Black Holes and Conifolds in String Theory 0.01472859748880659</text:p>
      <text:p text:style-name="P15">9510135 Bound States Of Strings And p-Branes 0.01444816612523452</text:p>
      <text:p text:style-name="P15">9711200 The Large N Limit of Superconformal Field Theories and Supergravity 0.013649804433989523</text:p>
      <text:p text:style-name="P15">9802150 Anti De Sitter Space And Holography 0.009699470117726117</text:p>
      <text:p text:style-name="P15">208020 Open strings and their symmetry groups 0.008632461421944534</text:p>
      <text:p text:style-name="P15">9602065 D--branes and Spinning Black Holes 0.007718590964894815</text:p>
      <text:p text:style-name="P15">9305185 Duality Symmetries of 4D Heterotic Strings 0.007550434834742867</text:p>
      <text:p text:style-name="P15">9611050 TASI Lectures on D-Branes 0.007130447391511473</text:p>
      <text:p text:style-name="P15">9501030 Strong/Weak Coupling Duality from the Dual String 0.005816058762888745</text:p>
      <text:p text:style-name="P15">9602135 Entropy and Temperature of Black 3-Branes 0.005416902203787256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enlo" svg:font-family="Menlo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0:11:59.171102728</meta:creation-date>
    <dc:date>2018-10-06T22:06:23.619226734</dc:date>
    <meta:editing-duration>PT1H42M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4" meta:paragraph-count="208" meta:word-count="1137" meta:character-count="9000" meta:non-whitespace-character-count="7270"/>
  </office:meta>
</office:document-meta>
</file>